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"/>
    </style:style>
    <style:style style:name="P2" style:family="paragraph" style:parent-style-name="Preformatted_20_Text">
      <style:text-properties style:font-name="Mono" fo:font-size="9.75pt"/>
    </style:style>
    <style:style style:name="P3" style:family="paragraph" style:parent-style-name="Preformatted_20_Text">
      <style:text-properties style:font-name="Mono" fo:font-size="16pt" fo:font-weight="bold" officeooo:paragraph-rsid="001bf268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Mono" fo:font-size="11pt" style:font-size-asian="11pt" style:font-size-complex="11pt"/>
    </style:style>
    <style:style style:name="P5" style:family="paragraph" style:parent-style-name="Preformatted_20_Text">
      <style:text-properties style:font-name="Mono" fo:font-size="11pt" officeooo:paragraph-rsid="001bf268" style:font-size-asian="11pt" style:font-size-complex="11pt"/>
    </style:style>
    <style:style style:name="P6" style:family="paragraph" style:parent-style-name="Preformatted_20_Text">
      <style:text-properties style:font-name="Mono" fo:font-size="11pt" officeooo:paragraph-rsid="001dd2bb" style:font-size-asian="11pt" style:font-size-complex="11pt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Mono"/>
    </style:style>
    <style:style style:name="P8" style:family="paragraph" style:parent-style-name="Preformatted_20_Text">
      <style:paragraph-properties fo:margin-left="3.752cm" fo:margin-right="0cm" fo:text-indent="0cm" style:auto-text-indent="false"/>
      <style:text-properties style:font-name="Mono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Roboto Mono" fo:font-size="9.75pt"/>
    </style:style>
    <style:style style:name="T3" style:family="text">
      <style:text-properties fo:color="#000000" fo:font-size="9.75pt"/>
    </style:style>
    <style:style style:name="T4" style:family="text">
      <style:text-properties fo:color="#000000" fo:font-size="9.75pt" officeooo:rsid="001bf268"/>
    </style:style>
    <style:style style:name="T5" style:family="text">
      <style:text-properties fo:color="#000000" officeooo:rsid="001bf268"/>
    </style:style>
    <style:style style:name="T6" style:family="text">
      <style:text-properties style:font-name="Roboto Mono" fo:font-size="9.75pt"/>
    </style:style>
    <style:style style:name="T7" style:family="text">
      <style:text-properties fo:font-size="9.75pt"/>
    </style:style>
    <style:style style:name="T8" style:family="text">
      <style:text-properties officeooo:rsid="001bf268"/>
    </style:style>
    <style:style style:name="T9" style:family="text">
      <style:text-properties fo:font-weight="bold" officeooo:rsid="001bf268" style:font-weight-asian="bold" style:font-weight-complex="bold"/>
    </style:style>
    <style:style style:name="T10" style:family="text">
      <style:text-properties fo:font-weight="normal" officeooo:rsid="001dd2b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Shallow</text:span></text:p>
      <text:p text:style-name="P6"><text:span text:style-name="T10">2018 Lady Gaga<text:tab/><text:tab/><text:tab/><text:tab/><text:tab/><text:tab/><text:tab/><text:tab/><text:tab/><text:tab/><text:tab/>96 bpm</text:span></text:p>
      <text:p text:style-name="P5"/>
      <text:p text:style-name="P4"><text:span text:style-name="T1">Em7</text:span> <text:s text:c="7"/><text:span text:style-name="T1">D/F#</text:span> <text:s text:c="5"/><text:span text:style-name="T1">G</text:span></text:p>
      <text:p text:style-name="P4"><text:s text:c="3"/>Tell me something girl...</text:p>
      <text:p text:style-name="P4"><text:span text:style-name="T1">C</text:span> <text:s text:c="23"/><text:span text:style-name="T1">G</text:span> <text:s text:c="5"/><text:span text:style-name="T1">D</text:span></text:p>
      <text:p text:style-name="P4"><text:s text:c="3"/>Are you happy in this modern world?</text:p>
      <text:p text:style-name="P4"><text:span text:style-name="T1">Em7</text:span> <text:s text:c="5"/><text:span text:style-name="T1">D/F#</text:span> <text:s text:c="4"/><text:span text:style-name="T1">G</text:span></text:p>
      <text:p text:style-name="P4"><text:s text:c="3"/>Or do you need more?</text:p>
      <text:p text:style-name="P4"><text:span text:style-name="T1">C</text:span> <text:s text:c="32"/><text:span text:style-name="T1">G</text:span> <text:s text:c="8"/><text:span text:style-name="T1">D</text:span></text:p>
      <text:p text:style-name="P4"><text:s text:c="3"/>Is there something else you’re searching for?</text:p>
      <text:p text:style-name="P4"><text:s text:c="3"/><text:span text:style-name="T1">Em7</text:span> <text:span text:style-name="T1">D/F#</text:span> <text:span text:style-name="T1">G</text:span></text:p>
      <text:p text:style-name="P4"><text:s text:c="3"/>I’m fall-in'</text:p>
      <text:p text:style-name="P4"><text:span text:style-name="T1">C</text:span> <text:s text:c="25"/><text:span text:style-name="T1">G</text:span> <text:s text:c="5"/><text:span text:style-name="T1">D</text:span> <text:s text:c="10"/><text:span text:style-name="T1">Em7</text:span> <text:span text:style-name="T1">D/F#</text:span> <text:span text:style-name="T1">G</text:span></text:p>
      <text:p text:style-name="P4"><text:s text:c="3"/>In all the good times I find myself longin' <text:s text:c="3"/>for <text:s/>change</text:p>
      <text:p text:style-name="P4"><text:span text:style-name="T1">C</text:span> <text:s text:c="24"/><text:span text:style-name="T1">G</text:span> <text:s text:c="5"/><text:span text:style-name="T1">D</text:span> <text:s text:c="4"/><text:span text:style-name="T1">Em7</text:span> <text:s/><text:span text:style-name="T1">D/F#</text:span> <text:span text:style-name="T1">G</text:span></text:p>
      <text:p text:style-name="P4"><text:s text:c="3"/>And in the bad times I fear myself</text:p>
      <text:p text:style-name="P4"><text:span text:style-name="T1">Em7</text:span> <text:span text:style-name="T1">D/F#</text:span> <text:s/><text:span text:style-name="T1">G</text:span></text:p>
      <text:p text:style-name="P4"><text:span text:style-name="T1"/></text:p>
      <text:p text:style-name="P4"><text:s text:c="3"/>Tell me something boy...</text:p>
      <text:p text:style-name="P4"><text:s text:c="3"/>Aren’t you tired tryin' to fill that void</text:p>
      <text:p text:style-name="P4"><text:s text:c="3"/>Or do you need more?</text:p>
      <text:p text:style-name="P4"><text:s text:c="3"/>Ain’t it hard keeping it so hardcore</text:p>
      <text:p text:style-name="P4"><text:s text:c="3"/><text:span text:style-name="T1">Em7</text:span> <text:span text:style-name="T1">D/F#</text:span> <text:span text:style-name="T1">G</text:span></text:p>
      <text:p text:style-name="P4"><text:s text:c="3"/>I’m fall-ing</text:p>
      <text:p text:style-name="P4"><text:s text:c="3"/>In all the good times I find myself longin' <text:s text:c="3"/>for <text:s/>change </text:p>
      <text:p text:style-name="P4"><text:s text:c="3"/>And in the bad times I fear myself</text:p>
      <text:p text:style-name="P4"/>
      <text:p text:style-name="P8"><text:span text:style-name="T1">Am</text:span> <text:s text:c="19"/><text:span text:style-name="T1">D/F#</text:span> <text:s text:c="5"/></text:p>
      <text:p text:style-name="P8">I’m off the deep end, watch as I dive in</text:p>
      <text:p text:style-name="P8"><text:span text:style-name="T1">G</text:span> <text:s text:c="10"/><text:span text:style-name="T1">D</text:span> <text:s text:c="7"/><text:span text:style-name="T1">Em</text:span></text:p>
      <text:p text:style-name="P8">I’ll never meet the ground</text:p>
      <text:p text:style-name="P8"><text:span text:style-name="T1">Am</text:span> <text:s text:c="24"/><text:span text:style-name="T1">D/F#</text:span> <text:s text:c="13"/></text:p>
      <text:p text:style-name="P8">Crash through the surface, where they can’t hurt us</text:p>
      <text:p text:style-name="P8"><text:s text:c="6"/><text:span text:style-name="T1">G</text:span> <text:s text:c="11"/><text:span text:style-name="T1">D</text:span> <text:s text:c="6"/><text:span text:style-name="T1">Em</text:span></text:p>
      <text:p text:style-name="P8">We’re far from the shallow now</text:p>
      <text:p text:style-name="P8"><text:span text:style-name="T1">Am</text:span> <text:s text:c="14"/><text:span text:style-name="T1">D/F#</text:span></text:p>
      <text:p text:style-name="P8"><text:s text:c="3"/>In the sha-ha-sha-ha-low</text:p>
      <text:p text:style-name="P8"><text:span text:style-name="T1">G</text:span> <text:s text:c="8"/><text:span text:style-name="T1">D</text:span> <text:s text:c="12"/><text:span text:style-name="T1">Em</text:span></text:p>
      <text:p text:style-name="P8"><text:s text:c="3"/>In the sha-ha-sha-la-la-la-low</text:p>
      <text:p text:style-name="P8"><text:span text:style-name="T1">Am</text:span> <text:s text:c="14"/><text:span text:style-name="T1">D/F#</text:span></text:p>
      <text:p text:style-name="P8"><text:s text:c="3"/>In the sha-ha-sha-ha-ha-low</text:p>
      <text:p text:style-name="P8"><text:s text:c="9"/><text:span text:style-name="T1">G</text:span> <text:s text:c="11"/><text:span text:style-name="T1">D</text:span> <text:s text:c="6"/><text:span text:style-name="T1">Em <text:s text:c="3"/></text:span><text:span text:style-name="T5">Em</text:span></text:p>
      <text:p text:style-name="P8"><text:s text:c="3"/>We’re far from the shallow now</text:p>
      <text:p text:style-name="P4"/>
      <text:p text:style-name="P4"><text:span text:style-name="T1">Bm</text:span> <text:s text:c="2"/><text:span text:style-name="T1">D</text:span></text:p>
      <text:p text:style-name="P4">Wooaaaah</text:p>
      <text:p text:style-name="P4"><text:span text:style-name="T1">A</text:span> <text:s text:c="4"/><text:span text:style-name="T1">Em</text:span> <text:s text:c="3"/><text:span text:style-name="T1">Bm</text:span> <text:s text:c="3"/><text:span text:style-name="T1">D</text:span> <text:s text:c="3"/><text:span text:style-name="T1">A</text:span></text:p>
      <text:p text:style-name="P4">Woaaaaaaaaaaaaaaaaaaaaaaahhhhh</text:p>
      <text:p text:style-name="P4"/>
      <text:p text:style-name="P4"><text:tab/><text:tab/><text:tab/><text:span text:style-name="T9">Chor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2:42.345210531</meta:creation-date>
    <dc:date>2019-03-24T11:32:01.370163586</dc:date>
    <meta:editing-duration>PT19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204" meta:character-count="1379" meta:non-whitespace-character-count="780"/>
  </office:meta>
</office:document-meta>
</file>